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2ca9e1" style:letter-kerning="false" style:font-name-asian="Spectral2" style:font-size-asian="10pt" style:language-asian="zh" style:country-asian="CN" style:font-name-complex="Spectral2" style:font-size-complex="10pt" style:language-complex="hi" style:country-complex="IN"/>
    </style:style>
    <style:style style:name="P4"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5" style:family="paragraph" style:parent-style-name="Exalted">
      <style:paragraph-properties fo:margin-left="0in" fo:margin-right="0in" fo:text-indent="0in" style:auto-text-indent="false"/>
      <style:text-properties fo:language="en" fo:country="US"/>
    </style:style>
    <style:style style:name="P6"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7" style:family="paragraph" style:parent-style-name="Exalted">
      <style:paragraph-properties fo:margin-left="0in" fo:margin-right="0in" fo:text-indent="0in" style:auto-text-indent="false"/>
      <style:text-properties fo:language="en" fo:country="US" officeooo:paragraph-rsid="002ca9e1"/>
    </style:style>
    <style:style style:name="P8" style:family="paragraph" style:parent-style-name="Exalted">
      <style:paragraph-properties fo:margin-left="0in" fo:margin-right="0in" fo:text-indent="0in" style:auto-text-indent="false"/>
      <style:text-properties fo:language="en" fo:country="US" officeooo:rsid="0237b3f6" officeooo:paragraph-rsid="002ca9e1"/>
    </style:style>
    <style:style style:name="P9" style:family="paragraph" style:parent-style-name="Exalted">
      <style:paragraph-properties fo:margin-left="0in" fo:margin-right="0in" fo:text-indent="0in" style:auto-text-indent="false"/>
      <style:text-properties fo:language="en" fo:country="US" officeooo:paragraph-rsid="002f7ab2"/>
    </style:style>
    <style:style style:name="P10" style:family="paragraph" style:parent-style-name="Exalted">
      <style:paragraph-properties fo:margin-left="0in" fo:margin-right="0in" fo:text-indent="0in" style:auto-text-indent="false"/>
      <style:text-properties fo:language="en" fo:country="US" officeooo:rsid="002f7ab2" officeooo:paragraph-rsid="002f7ab2"/>
    </style:style>
    <style:style style:name="P11" style:family="paragraph" style:parent-style-name="Exalted">
      <style:paragraph-properties fo:margin-left="0in" fo:margin-right="0in" fo:text-indent="0in" style:auto-text-indent="false"/>
      <style:text-properties fo:language="en" fo:country="US" officeooo:paragraph-rsid="002163a4"/>
    </style:style>
    <style:style style:name="P12" style:family="paragraph" style:parent-style-name="Exalted">
      <style:paragraph-properties fo:margin-left="0in" fo:margin-right="0in" fo:text-indent="0in" style:auto-text-indent="false"/>
      <style:text-properties fo:language="en" fo:country="US" fo:font-weight="bold" style:font-weight-asian="bold"/>
    </style:style>
    <style:style style:name="P13" style:family="paragraph" style:parent-style-name="Heading_20_2">
      <style:paragraph-properties fo:margin-left="0in" fo:margin-right="0in" fo:text-indent="0in" style:auto-text-indent="false"/>
      <style:text-properties fo:language="en" fo:country="US"/>
    </style:style>
    <style:style style:name="P14" style:family="paragraph" style:parent-style-name="Heading_20_3">
      <style:paragraph-properties fo:margin-left="0in" fo:margin-right="0in" fo:text-indent="0in" style:auto-text-indent="false"/>
      <style:text-properties fo:language="en" fo:country="US" officeooo:rsid="0237b3f6" officeooo:paragraph-rsid="002ca9e1"/>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fo:background-color="transparent"/>
    </style:style>
    <style:style style:name="P1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7" style:family="paragraph" style:parent-style-name="Exalted">
      <style:text-properties fo:language="en" fo:country="US"/>
    </style:style>
    <style:style style:name="P18" style:family="paragraph" style:parent-style-name="Exalted">
      <style:text-properties fo:language="en" fo:country="US" officeooo:rsid="002f7ab2" officeooo:paragraph-rsid="002f7ab2"/>
    </style:style>
    <style:style style:name="P19" style:family="paragraph" style:parent-style-name="Exalted">
      <style:text-properties fo:language="en" fo:country="US" officeooo:paragraph-rsid="00278684"/>
    </style:style>
    <style:style style:name="P20" style:family="paragraph" style:parent-style-name="Exalted">
      <style:text-properties fo:language="en" fo:country="US" officeooo:paragraph-rsid="0024f521"/>
    </style:style>
    <style:style style:name="P21" style:family="paragraph" style:parent-style-name="Exalted">
      <style:text-properties fo:language="en" fo:country="US" officeooo:rsid="0030ee39" officeooo:paragraph-rsid="0030ee39"/>
    </style:style>
    <style:style style:name="P22" style:family="paragraph" style:parent-style-name="Exalted">
      <style:text-properties fo:language="en" fo:country="US" officeooo:paragraph-rsid="0034fbae"/>
    </style:style>
    <style:style style:name="P23" style:family="paragraph" style:parent-style-name="Exalted">
      <style:text-properties fo:language="en" fo:country="US" officeooo:rsid="0031715c" officeooo:paragraph-rsid="0034fbae"/>
    </style:style>
    <style:style style:name="P24" style:family="paragraph" style:parent-style-name="Exalted">
      <style:text-properties fo:language="en" fo:country="US" officeooo:rsid="0031715c" officeooo:paragraph-rsid="0031715c"/>
    </style:style>
    <style:style style:name="P25" style:family="paragraph" style:parent-style-name="Exalted">
      <style:text-properties fo:language="en" fo:country="US" fo:font-weight="bold" style:font-weight-asian="bold"/>
    </style:style>
    <style:style style:name="P26" style:family="paragraph" style:parent-style-name="Exalted">
      <style:text-properties fo:language="en" fo:country="US" fo:font-weight="bold" officeooo:rsid="0037c5bd" officeooo:paragraph-rsid="005372a9" style:font-weight-asian="bold" style:font-weight-complex="bold"/>
    </style:style>
    <style:style style:name="P27" style:family="paragraph" style:parent-style-name="Exalted">
      <style:text-properties fo:language="en" fo:country="US" officeooo:rsid="0034fbae" officeooo:paragraph-rsid="005372a9"/>
    </style:style>
    <style:style style:name="P28" style:family="paragraph" style:parent-style-name="Exalted">
      <style:text-properties fo:language="en" fo:country="US" officeooo:paragraph-rsid="005372a9"/>
    </style:style>
    <style:style style:name="P29" style:family="paragraph" style:parent-style-name="Exalted">
      <style:text-properties officeooo:paragraph-rsid="00542b80"/>
    </style:style>
    <style:style style:name="P30" style:family="paragraph" style:parent-style-name="Heading_20_2">
      <style:text-properties fo:language="en" fo:country="US"/>
    </style:style>
    <style:style style:name="P31" style:family="paragraph" style:parent-style-name="Heading_20_2">
      <style:text-properties fo:language="en" fo:country="US" officeooo:rsid="002409e2" officeooo:paragraph-rsid="002409e2"/>
    </style:style>
    <style:style style:name="P32" style:family="paragraph" style:parent-style-name="Heading_20_2">
      <style:text-properties fo:language="en" fo:country="US" officeooo:paragraph-rsid="002409e2"/>
    </style:style>
    <style:style style:name="P33" style:family="paragraph" style:parent-style-name="Heading_20_2">
      <style:paragraph-properties fo:break-before="page"/>
      <style:text-properties fo:language="en" fo:country="US"/>
    </style:style>
    <style:style style:name="P34" style:family="paragraph" style:parent-style-name="Heading_20_3">
      <style:text-properties fo:language="en" fo:country="US"/>
    </style:style>
    <style:style style:name="P35" style:family="paragraph" style:parent-style-name="Heading_20_3">
      <style:text-properties fo:language="en" fo:country="US" officeooo:rsid="0030ee39" officeooo:paragraph-rsid="0030ee39"/>
    </style:style>
    <style:style style:name="P36" style:family="paragraph" style:parent-style-name="Heading_20_3">
      <style:text-properties fo:language="en" fo:country="US" officeooo:rsid="0034fbae" officeooo:paragraph-rsid="003441a7"/>
    </style:style>
    <style:style style:name="P37" style:family="paragraph" style:parent-style-name="Heading_20_3">
      <style:text-properties fo:language="en" fo:country="US" officeooo:rsid="003441a7" officeooo:paragraph-rsid="005372a9"/>
    </style:style>
    <style:style style:name="P38"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39" style:family="paragraph" style:parent-style-name="Heading_20_2">
      <style:paragraph-properties fo:margin-left="0in" fo:margin-right="0in" fo:text-indent="0in" style:auto-text-indent="false"/>
      <style:text-properties fo:language="en" fo:country="US"/>
    </style:style>
    <style:style style:name="P40" style:family="paragraph" style:parent-style-name="Exalted" style:list-style-name="Exalt_20_Dot">
      <style:text-properties officeooo:paragraph-rsid="0034d9a4"/>
    </style:style>
    <style:style style:name="P41" style:family="paragraph" style:parent-style-name="Exalted" style:list-style-name="Exalt_20_Dot">
      <style:text-properties fo:language="en" fo:country="US" officeooo:rsid="002f7ab2" officeooo:paragraph-rsid="002f7ab2"/>
    </style:style>
    <style:style style:name="P42"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43" style:family="paragraph" style:parent-style-name="Exalted" style:list-style-name="Exalt_20_Dot">
      <style:text-properties fo:language="en" fo:country="US" officeooo:paragraph-rsid="0031ee51"/>
    </style:style>
    <style:style style:name="P44" style:family="paragraph" style:parent-style-name="Exalted" style:list-style-name="WWNum1">
      <style:text-properties fo:language="en" fo:country="US"/>
    </style:style>
    <style:style style:name="P45" style:family="paragraph" style:parent-style-name="Exalted" style:list-style-name="WWNum1">
      <style:paragraph-properties fo:margin-top="0in" fo:margin-bottom="0.139in" style:contextual-spacing="false" fo:line-height="100%"/>
      <style:text-properties fo:language="en" fo:country="US"/>
    </style:style>
    <style:style style:name="P46" style:family="paragraph" style:parent-style-name="Exalted" style:list-style-name="WWNum1">
      <style:paragraph-properties fo:margin-top="0in" fo:margin-bottom="0in" style:contextual-spacing="false"/>
      <style:text-properties fo:language="en" fo:country="US"/>
    </style:style>
    <style:style style:name="P47"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style:style>
    <style:style style:name="P48"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bold" style:text-blinking="false" fo:background-color="transparent"/>
    </style:style>
    <style:style style:name="P49"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ee51" style:font-weight-asian="bold" style:font-weight-complex="bold"/>
    </style:style>
    <style:style style:name="T7" style:family="text">
      <style:text-properties fo:font-weight="bold" fo:background-color="transparent" loext:char-shading-value="0"/>
    </style:style>
    <style:style style:name="T8" style:family="text">
      <style:text-properties fo:background-color="transparent" loext:char-shading-value="0"/>
    </style:style>
    <style:style style:name="T9" style:family="text">
      <style:text-properties officeooo:rsid="001dd5ac" fo:background-color="transparent" loext:char-shading-value="0"/>
    </style:style>
    <style:style style:name="T10" style:family="text">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4a9f5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officeooo:rsid="002163a4"/>
    </style:style>
    <style:style style:name="T16" style:family="text">
      <style:text-properties style:use-window-font-color="true" loext:opacity="0%" style:font-name="Times New Roman" fo:font-size="10pt" officeooo:rsid="002f7ab2" style:letter-kerning="false" style:font-name-asian="Spectral2" style:font-size-asian="10pt" style:language-asian="zh" style:country-asian="CN" style:font-name-complex="Spectral2" style:font-size-complex="10pt" style:language-complex="hi" style:country-complex="IN"/>
    </style:style>
    <style:style style:name="T17" style:family="text">
      <style:text-properties style:use-window-font-color="true" loext:opacity="0%" style:font-name="Times New Roman" fo:font-size="10pt" officeooo:rsid="002163a4" style:letter-kerning="false" style:font-name-asian="Spectral2" style:font-size-asian="10pt" style:language-asian="zh" style:country-asian="CN" style:font-name-complex="Spectral2" style:font-size-complex="10pt" style:language-complex="hi" style:country-complex="IN"/>
    </style:style>
    <style:style style:name="T18" style:family="text">
      <style:text-properties style:use-window-font-color="true" loext:opacity="0%" style:font-name="Times New Roman" fo:font-size="10pt" officeooo:rsid="0034fbae" style:letter-kerning="false" style:font-name-asian="Spectral2" style:font-size-asian="10pt" style:language-asian="zh" style:country-asian="CN" style:font-name-complex="Spectral2" style:font-size-complex="10pt" style:language-complex="hi" style:country-complex="IN"/>
    </style:style>
    <style:style style:name="T19" style:family="text">
      <style:text-properties style:use-window-font-color="true" loext:opacity="0%" style:font-name="Times New Roman" fo:font-size="10pt"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0" style:family="text">
      <style:text-properties style:use-window-font-color="true" loext:opacity="0%" style:font-name="Times New Roman" fo:font-size="10pt" fo:language="en" fo:country="US" officeooo:rsid="002c77df" style:letter-kerning="false" style:font-name-asian="Spectral2" style:font-size-asian="10pt" style:language-asian="zh" style:country-asian="CN" style:font-name-complex="Spectral2" style:font-size-complex="10pt" style:language-complex="hi" style:country-complex="IN"/>
    </style:style>
    <style:style style:name="T21" style:family="text">
      <style:text-properties style:use-window-font-color="true" loext:opacity="0%" style:font-name="Times New Roman" fo:font-size="10pt" fo:language="en" fo:country="US" officeooo:rsid="004a0749" style:letter-kerning="false" style:font-name-asian="Spectral2" style:font-size-asian="10pt" style:language-asian="zh" style:country-asian="CN" style:font-name-complex="Spectral2" style:font-size-complex="10pt" style:language-complex="hi" style:country-complex="IN"/>
    </style:style>
    <style:style style:name="T22" style:family="text">
      <style:text-properties style:use-window-font-color="true" loext:opacity="0%" style:font-name="Times New Roman" fo:font-size="10pt" fo:language="en" fo:country="US" fo:font-weight="normal" officeooo:rsid="00542b80"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3" style:family="text">
      <style:text-properties style:use-window-font-color="true" loext:opacity="0%" style:font-name="Times New Roman" fo:font-size="10pt" fo:language="en" fo:country="US" fo:font-weight="normal" officeooo:rsid="0055eeb6"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4" style:family="text">
      <style:text-properties style:use-window-font-color="true" loext:opacity="0%" style:font-name="Times New Roman" fo:font-size="10pt" fo:language="en" fo:country="US" fo:font-weight="normal" officeooo:rsid="0031715c"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5" style:family="text">
      <style:text-properties style:use-window-font-color="true" loext:opacity="0%" style:font-name="Times New Roman" fo:font-size="10pt" fo:language="en" fo:country="US"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6" style:family="text">
      <style:text-properties style:use-window-font-color="true" loext:opacity="0%" style:font-name="Times New Roman" fo:font-size="10pt" fo:language="en" fo:country="US" fo:font-weight="normal" officeooo:rsid="0057d590"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7" style:family="text">
      <style:text-properties officeooo:rsid="002409e2"/>
    </style:style>
    <style:style style:name="T28"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29" style:family="text">
      <style:text-properties officeooo:rsid="0027fb80"/>
    </style:style>
    <style:style style:name="T30" style:family="text">
      <style:text-properties fo:font-weight="normal" style:font-weight-asian="normal" style:font-weight-complex="normal"/>
    </style:style>
    <style:style style:name="T31" style:family="text">
      <style:text-properties fo:font-weight="normal" officeooo:rsid="0031ee51" style:font-weight-asian="normal" style:font-weight-complex="normal"/>
    </style:style>
    <style:style style:name="T32" style:family="text">
      <style:text-properties fo:font-weight="normal" officeooo:rsid="00326c54" style:font-weight-asian="normal" style:font-weight-complex="normal"/>
    </style:style>
    <style:style style:name="T33" style:family="text">
      <style:text-properties fo:font-weight="normal" officeooo:rsid="0034d9a4" style:font-weight-asian="normal" style:font-weight-complex="normal"/>
    </style:style>
    <style:style style:name="T34" style:family="text">
      <style:text-properties officeooo:rsid="002f7ab2"/>
    </style:style>
    <style:style style:name="T35" style:family="text">
      <style:text-properties fo:font-style="normal" style:font-style-asian="normal" style:font-style-complex="normal"/>
    </style:style>
    <style:style style:name="T36" style:family="text">
      <style:text-properties officeooo:rsid="0031715c"/>
    </style:style>
    <style:style style:name="T37" style:family="text">
      <style:text-properties officeooo:rsid="0034d9a4"/>
    </style:style>
    <style:style style:name="T38" style:family="text">
      <style:text-properties officeooo:rsid="0034fbae"/>
    </style:style>
    <style:style style:name="T39" style:family="text">
      <style:text-properties officeooo:rsid="0036a936"/>
    </style:style>
    <style:style style:name="T40" style:family="text">
      <style:text-properties officeooo:rsid="003ad390"/>
    </style:style>
    <style:style style:name="T41" style:family="text">
      <style:text-properties officeooo:rsid="003f3440"/>
    </style:style>
    <style:style style:name="T42" style:family="text">
      <style:text-properties fo:language="en" fo:country="US"/>
    </style:style>
    <style:style style:name="T43" style:family="text">
      <style:text-properties fo:language="en" fo:country="US" officeooo:rsid="004a0749"/>
    </style:style>
    <style:style style:name="T44" style:family="text">
      <style:text-properties fo:language="en" fo:country="US" officeooo:rsid="002c77df"/>
    </style:style>
    <style:style style:name="T45" style:family="text">
      <style:text-properties fo:language="en" fo:country="US" fo:font-style="italic" style:font-style-asian="italic"/>
    </style:style>
    <style:style style:name="T46" style:family="text">
      <style:text-properties fo:language="en" fo:country="US" officeooo:rsid="002aa78c"/>
    </style:style>
    <style:style style:name="T47" style:family="text">
      <style:text-properties fo:language="en" fo:country="US" fo:font-weight="normal" officeooo:rsid="00542b80" style:font-weight-asian="normal" style:font-weight-complex="normal"/>
    </style:style>
    <style:style style:name="T48" style:family="text">
      <style:text-properties fo:language="en" fo:country="US" fo:font-weight="normal" officeooo:rsid="0034d9a4" style:font-weight-asian="normal" style:font-weight-complex="normal"/>
    </style:style>
    <style:style style:name="T49" style:family="text">
      <style:text-properties fo:language="en" fo:country="US" fo:font-weight="normal" officeooo:rsid="0031715c" style:font-weight-asian="normal" style:font-weight-complex="normal"/>
    </style:style>
    <style:style style:name="T50" style:family="text">
      <style:text-properties fo:language="en" fo:country="US" fo:font-weight="normal" officeooo:rsid="0031ee51" style:font-weight-asian="normal" style:font-weight-complex="normal"/>
    </style:style>
    <style:style style:name="T51" style:family="text">
      <style:text-properties fo:language="en" fo:country="US" fo:font-weight="bold" officeooo:rsid="0031715c" style:font-weight-asian="bold" style:font-weight-complex="bold"/>
    </style:style>
    <style:style style:name="T52" style:family="text">
      <style:text-properties officeooo:rsid="004bdb7a"/>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Merits</text:h>
      <text:p text:style-name="P4"/>
      <text:p text:style-name="P4"/>
      <text:section text:style-name="Sect1" text:name="TextSection">
        <text:p text:style-name="P5">A Merit is any sort of benefit or background that may help the character, outside of their normal internal powers would grant.</text:p>
        <text:p text:style-name="P5">Merits are often intimately tied to a character’s story--they have wealth because they were born into it--and typically may only be gained or upgraded during character creation, or through the Projects system during campaign.</text:p>
        <text:p text:style-name="P6">Almost all Merits are location or context-dependent, and so are often restricted based on the nature of the story campaign.</text:p>
        <text:p text:style-name="P6">When you purchase Contacts, for example, you must specify wha<text:span text:style-name="T40">t</text:span> their nature is, and their location. i.e. “The assassins of the Eastern Forests.”</text:p>
        <text:p text:style-name="P6">Multiple merits of different locations and types can be purchased.</text:p>
        <table:table table:name="Table1" table:style-name="Table1">
          <table:table-column table:style-name="Table1.A"/>
          <table:table-row table:style-name="Table1.1">
            <table:table-cell table:style-name="Table1.A1" office:value-type="string">
              <text:p text:style-name="P16">Merit Protection</text:p>
              <text:p text:style-name="P7">Merits cannot be removed or cance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7">Temporary restrictions to merits--such as an Ally being unable to help--is explicitly allowed. However, the Storyteller should always be judicious about such decisions.</text:p>
              <text:p text:style-name="P7">If a Player chooses to lose or downgrade their bought Merits through story means, they are awarded back whatever resources they used to buy or upgrade the Merit.</text:p>
              <text:p text:style-name="P3">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14" text:outline-level="3"/>
        <text:p text:style-name="P8">&lt;&lt;<text:span text:style-name="T34">TODO&gt;&gt;</text:span></text:p>
        <text:p text:style-name="P9"><text:span text:style-name="T5">Author’s Note: </text:span><text:span text:style-name="T34">Most existing me</text:span><text:span text:style-name="T41">r</text:span><text:span text:style-name="T34">its in 3e work pretty well with minimal translation to Exalted Reincarnated, so</text:span><text:span text:style-name="T16"> translating them over properly has been a bit lower on my todo list. <text:s/>For the moment, 3e’s merits will be a good placeholder</text:span><text:span text:style-name="T34">.</text:span></text:p>
        <text:p text:style-name="P10">Couple addendum to that:</text:p>
        <text:list xml:id="list2302788233" text:style-name="Exalt_20_Dot">
          <text:list-item>
            <text:p text:style-name="P41">Mutations are overpriced, knock them down a dot or two.</text:p>
          </text:list-item>
          <text:list-item>
            <text:p text:style-name="P41">Ambidextrous, Martial Artist, and Hideous don’t do anything.</text:p>
          </text:list-item>
          <text:list-item>
            <text:p text:style-name="P41">Hearthstones should just be considered an Artifact, without any need for a Manse.</text:p>
          </text:list-item>
        </text:list>
        <text:p text:style-name="P18">&lt;&lt;/TODO&gt;&gt;</text:p>
        <text:h text:style-name="P31" text:outline-level="2">Natural Merits</text:h>
        <text:h text:style-name="P34" text:outline-level="3">Backing(1-5)</text:h>
        <text:p text:style-name="P17">The Character is an official in an organization. Their rating represents how much organizational power the character has.</text:p>
        <text:p text:style-name="P17">For example, Backing 2 would either represent being the head of a local organization, or the leader of a local chapter of a global organization.</text:p>
        <text:p text:style-name="P19">The Character may instruct subordinates to Perform a Task without question, so long as it is in line with the goals and morals of the organization.</text:p>
        <text:p text:style-name="P17"><text:span text:style-name="T1">Disadvantage:</text:span> Higher-ranking members may call upon the Character to do a task and uphold duties. As well, lower members may come to the Character for guidance.</text:p>
        <text:h text:style-name="P34" text:outline-level="3">Bond(1-5)</text:h>
        <text:p text:style-name="P20"><text:span text:style-name="T4">Special </text:span><text:span text:style-name="T3">Note</text:span>: Bonded individuals must each have the Bond merit, though the level does not need to be the same.</text:p>
        <text:p text:style-name="P17">Your soul has been entwined with another, uniting your Destinies. The character instinctively knows if their Bond is in danger, and the general direction they are in.</text:p>
        <text:p text:style-name="P20">Influence to directly harm, endanger, or otherwise disadvantage their Bond is treated as Unacceptable Influence. This may be used reflexively.</text:p>
        <text:p text:style-name="P17"><text:span text:style-name="T1">Disadvantage:</text:span> Their Bond<text:span text:style-name="T27">ed</text:span> may always use the Bond <text:s/>in place of an Intimacy <text:span text:style-name="T27">to socially influence the character.</text:span></text:p>
        <text:h text:style-name="P34" text:outline-level="3">Contacts (1-5)</text:h>
        <text:p text:style-name="P17">You have a network of contacts in a given location and class of society willing to give you information.</text:p>
        <text:p text:style-name="Exalted"><text:span text:style-name="T21">Every story</text:span><text:span text:style-name="T44">, y</text:span><text:span text:style-name="T42">ou may </text:span><text:span text:style-name="T45">Introduce a Fact</text:span><text:span text:style-name="T42"> with </text:span><text:span text:style-name="T20">information gathered by your</text:span><text:span text:style-name="T46"> Contacts </text:span><text:span text:style-name="T44">without expending a Strife Point </text:span><text:span text:style-name="T43">for every point of Contacts.</text:span><text:span text:style-name="T44">.</text:span><text:span text:style-name="T46"> </text:span><text:span text:style-name="T42">The Fact must be centered on information your Contacts could have gathered.</text:span></text:p>
        <text:h text:style-name="P34" text:outline-level="3">Cult(1-5)</text:h>
        <text:p text:style-name="P17">The Character is a leader and/or target of worship for a religious cult, gaining <text:span text:style-name="T3">+2 Peripheral Motes</text:span> per dot Rating.</text:p>
        <text:p text:style-name="P17"><text:span text:style-name="T1">Disadvantage:</text:span> The cult requires periodic guidance and attention. As well, it is often an unwelcome influence and potential political hazard.</text:p>
        <text:h text:style-name="P34" text:outline-level="3">Wealth (1-5)</text:h>
        <text:p text:style-name="P17">Wealth is a renewable source of money. <text:s/>A character with any source of Wealth needs not worry for basic necessities or sustenance, and may always purchase a place to rest.</text:p>
        <text:p text:style-name="P17">Targets can be paid (or bribed) to Perform a Task without needing a roll or any Social Influence. Some characters may <text:soft-page-break/>refuse this offer, or even be offended by it.</text:p>
        <text:p text:style-name="P17">&lt;&lt;<text:span text:style-name="T29">TODO: Translate over more of the Resources merit&gt;&gt;</text:span></text:p>
        <text:h text:style-name="P34" text:outline-level="3">Ally (1-5)</text:h>
        <text:p text:style-name="P5">Allies are individuals, groups, or organizations that a character may call upon to aid them in their endeavors—proven to be an asset.</text:p>
        <text:p text:style-name="P5">Allies are not at the whim and mercy of the character—they have their own lives and concerns to deal with, but they can be assumed to not willingly or knowingly hurt the player character.</text:p>
        <text:p text:style-name="P5">The Rating of Allies represents both the scale and influence of the ally: Rating 1 would be a competent, but still mortal--guard. Rating 3 would be an Exalt or a medium spanning organization. Rating 5 would be a high-rating God or an organization such as the Guild.</text:p>
        <text:h text:style-name="P34" text:outline-level="3">Artifact (2-5)</text:h>
        <text:p text:style-name="P5">Artifacts are items that contain wondrous, supernatural effects upon the world. Artifacts typically have some sort of inherent supernatural usefulness to them that is <text:span text:style-name="T3">immediately available</text:span> on purchase of the artifact.</text:p>
        <text:p text:style-name="P5">Evocations are Powers the artifact contains that must be awakened by <text:span text:style-name="T3">additionally</text:span> purchasing Evocations with xp.</text:p>
        <text:p text:style-name="P5">Rating 2 Artifacts are minor wonders: they have some sort of inherent supernatural usefulness, such as a water skin inlaid with jade that filters and purifies all water within. Rating 2 Artifacts have <text:span text:style-name="T3">no </text:span>Evocations.</text:p>
        <text:p text:style-name="P5">Rating 3 Artifacts have <text:span text:style-name="T15">up to 3 Evocations.</text:span></text:p>
        <text:p text:style-name="P5">Rating 4 Artifacts have <text:span text:style-name="T17">up to 5 Evocations, and have a Greater Evocation.</text:span></text:p>
        <text:p text:style-name="P11">Rating 5 Artifacts have <text:span text:style-name="T17">up to 5 Evocations, and have 2 Greater Evocations.</text:span></text:p>
        <text:h text:style-name="P34" text:outline-level="3">Language (1)</text:h>
        <text:p text:style-name="P5">Each purchase of this merit represents a new language the Player Character has learned. All characters are assumed to start with their Local Tongue and Tradespeak, the common language.</text:p>
        <text:p text:style-name="P12">Example Languages</text:p>
        <text:list xml:id="list3906398066" text:style-name="WWNum1">
          <text:list-item>
            <text:p text:style-name="P45"><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45"><text:span text:style-name="T3">Low Realm: </text:span>Used by the commoners of the realm, this is a blend of Tradespeak and High Realm. The words and written characters are blended and simplified.</text:p>
          </text:list-item>
          <text:list-item>
            <text:p text:style-name="P45"><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45"><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45"><text:span text:style-name="T3">Local Tongue</text:span>: This marks the character as having the exact speech patterns and mannerisms as locals.</text:p>
          </text:list-item>
        </text:list>
        <text:h text:style-name="P37" text:outline-level="3">Master Stylist (3)</text:h>
        <text:p text:style-name="P26">Mortal-Only</text:p>
        <text:p text:style-name="P28"><text:span text:style-name="T37">Allows a mortal to purchase Techniques of a specific Style, (excluding Greater </text:span><text:span text:style-name="T39">Techniques</text:span><text:span text:style-name="T37">), </text:span><text:span text:style-name="T39">and grants them a mote pool of 10 that may only be used on the styles Techniques.</text:span></text:p>
        <text:p text:style-name="P27">A Mortal <text:span text:style-name="T39">may learn this merit on their own, though it is rare.</text:span></text:p>
        <text:h text:style-name="P32" text:outline-level="2"><text:bookmark-start text:name="Supernatural Merits"/>S<text:span text:style-name="T28">upernatural Merits</text:span><text:bookmark-end text:name="Supernatural Merits"/></text:h>
        <text:p text:style-name="P21">Most Supernatural Merits require <text:span text:style-name="T2">Storyteller Approval</text:span><text:span text:style-name="T35"> to purchase.</text:span></text:p>
        <text:h text:style-name="P35" text:outline-level="3">Endowment (3-5)</text:h>
        <text:p text:style-name="P22"><text:span text:style-name="T36">Gain access to a Supernatural Ability normally outside your purview. </text:span><text:span text:style-name="T38">This must </text:span><text:span text:style-name="T18">be given</text:span><text:span text:style-name="T38"> as a boon from a supernatural entity that already has access to that Supernatural Ability.</text:span></text:p>
        <text:p text:style-name="P23">Mortal Sorcerers must <text:span text:style-name="T52">have this merit to access Sorcery or Necromancy.</text:span></text:p>
        <text:p text:style-name="P24">Endowment grants access to a mote pool of 10 if the character does not have one. This mote pool may only be used for this specific Endowment.</text:p>
        <text:p text:style-name="P24">If a Mortal Exalts with this merit, and that supernatural ability is granted to them, they are refunded the merit costs.</text:p>
        <text:list xml:id="list102042926168557" text:continue-list="list2302788233" text:style-name="Exalt_20_Dot">
          <text:list-item>
            <text:p text:style-name="P42">3—<text:span text:style-name="T30">Use of the Ability, but restricted to a specialty. For example, Shapeshifting into only one creature.</text:span></text:p>
          </text:list-item>
          <text:list-item>
            <text:p text:style-name="P40"><text:span text:style-name="T51">4—</text:span><text:span text:style-name="T49">Use of the Ability, restricted to a specialty, </text:span><text:span text:style-name="T24">with</text:span><text:span text:style-name="T49"> the ability to purchase </text:span><text:span text:style-name="T26">related</text:span><text:span text:style-name="T50"> </text:span><text:span text:style-name="T49">Charms </text:span><text:span text:style-name="T48">(</text:span><text:span text:style-name="T25">excluding</text:span><text:span text:style-name="T48"> Greater Charms).</text:span><text:span text:style-name="T49"> </text:span></text:p>
          </text:list-item>
          <text:list-item>
            <text:p text:style-name="P43"><text:span text:style-name="T6">5—</text:span><text:span text:style-name="T31">Use of the Ability </text:span><text:span text:style-name="T32">in its entirety</text:span><text:span text:style-name="T31"> and the ability to purchase its Charms, </text:span><text:span text:style-name="T33">(</text:span><text:span text:style-name="T19">excluding</text:span><text:span text:style-name="T33"> Greater Charms).</text:span></text:p>
          </text:list-item>
        </text:list>
        <text:p text:style-name="P29"><text:span text:style-name="T47">At Essence 3, </text:span><text:span text:style-name="T48">E</text:span><text:span text:style-name="T47">xalts may take a Project to grant Rank 3 to</text:span><text:span text:style-name="T22"> mortals </text:span><text:span text:style-name="T23">with significant ties to them, such as Allies or Wards.</text:span></text:p>
        <text:h text:style-name="P36" text:outline-level="3"/>
        <text:h text:style-name="P33" text:outline-level="2">Mutations</text:h>
        <text:p text:style-name="P17">[[Cosmetic Mutations do not cost points, but have no mechanical Advantage. For example, the player may decide they have a tail, but without purchasing it as a merit, they do not get the effect. ]]</text:p>
        <text:p text:style-name="P17">[[Alternate Travel (Air, sky, burrowing, climbing)</text:p>
        <text:list xml:id="list102042490365775" text:continue-list="list3906398066" text:style-name="WWNum1">
          <text:list-item>
            <text:p text:style-name="P46">Perceive further</text:p>
          </text:list-item>
          <text:list-item>
            <text:p text:style-name="P46">Perceive differently (electro-sensing)</text:p>
          </text:list-item>
          <text:list-item>
            <text:p text:style-name="P46">Native(Mice, cats, etc.)</text:p>
          </text:list-item>
          <text:list-item>
            <text:p text:style-name="P46">Gain of natural weapon</text:p>
          </text:list-item>
          <text:list-item>
            <text:p text:style-name="P46">Camouflage</text:p>
          </text:list-item>
          <text:list-item>
            <text:p text:style-name="P46">Deadly</text:p>
          </text:list-item>
          <text:list-item>
            <text:p text:style-name="P46">Penetrating Strike</text:p>
          </text:list-item>
          <text:list-item>
            <text:p text:style-name="P46">Ranged weapon</text:p>
          </text:list-item>
          <text:list-item>
            <text:p text:style-name="P46">Toxin</text:p>
          </text:list-item>
          <text:list-item>
            <text:p text:style-name="P46">Fine Dexterity</text:p>
            <text:list>
              <text:list-item>
                <text:p text:style-name="P46">Humans have this boon.</text:p>
              </text:list-item>
            </text:list>
          </text:list-item>
          <text:list-item>
            <text:p text:style-name="P46">Change of Size (Larger/smaller) --only with knack.</text:p>
            <text:list>
              <text:list-item>
                <text:p text:style-name="P46">Carrying Capacity</text:p>
              </text:list-item>
              <text:list-item>
                <text:p text:style-name="P44">+more to feats of strength</text:p>
              </text:list-item>
            </text:list>
          </text:list-item>
        </text:list>
        <text:p text:style-name="P25">Banes</text:p>
        <text:list xml:id="list102042671684815" text:continue-numbering="true" text:style-name="WWNum1">
          <text:list-item>
            <text:p text:style-name="P46">Loss of dexterity (cannot open doors, etc.) </text:p>
            <text:list>
              <text:list-item>
                <text:p text:style-name="P46">Humans have the “fine dexterity” Boon. The baseline is going to be around a house cat. This Bane goes below tht.</text:p>
              </text:list-item>
            </text:list>
          </text:list-item>
          <text:list-item>
            <text:p text:style-name="P46">Conspicuous </text:p>
          </text:list-item>
          <text:list-item>
            <text:p text:style-name="P46">Dangerous</text:p>
          </text:list-item>
          <text:list-item>
            <text:p text:style-name="P46">Cannot do feats of strength</text:p>
          </text:list-item>
          <text:list-item>
            <text:p text:style-name="P44">Reduced Endurance Pool]]</text:p>
          </text:list-item>
        </text:list>
        <text:h text:style-name="P30" text:outline-level="2">Boons</text:h>
        <text:p text:style-name="P17">All Mutations are built with a combination of <text:span text:style-name="T3">Boons</text:span> and <text:span text:style-name="T3">Banes</text:span>.</text:p>
        <text:list xml:id="list102042347386256" text:continue-numbering="true" text:style-name="WWNum1">
          <text:list-item>
            <text:p text:style-name="P46">(+2) Flurry Bonus</text:p>
            <text:list>
              <text:list-item>
                <text:p text:style-name="P46">The first Flurry of any attack does not pay Impulse.</text:p>
              </text:list-item>
            </text:list>
          </text:list-item>
          <text:list-item>
            <text:p text:style-name="P46">(+1) <text:s/>Dexterous Limb(s).</text:p>
            <text:list>
              <text:list-item>
                <text:p text:style-name="P46">Allows for grabbing and holding onto items at once. (Humans naturally have this boon for their two arms.)</text:p>
              </text:list-item>
            </text:list>
          </text:list-item>
          <text:list-item>
            <text:p text:style-name="P46">(+1) Subtle Mutation</text:p>
            <text:list>
              <text:list-item>
                <text:p text:style-name="P46">Most Mutations are obvious, this modifier allows the mutation to be hidden by natural means when not in use. (e.g. retractable claws).</text:p>
              </text:list-item>
            </text:list>
          </text:list-item>
          <text:list-item>
            <text:p text:style-name="P46">(+X) Endurance Bonus</text:p>
            <text:list>
              <text:list-item>
                <text:p text:style-name="P46">Grants 3x (X) extra Endurance. At level 3 or above, cannot be paired with Subtle.</text:p>
              </text:list-item>
            </text:list>
          </text:list-item>
          <text:list-item>
            <text:p text:style-name="P46">(+2) Physical Specialty Bonus</text:p>
            <text:list>
              <text:list-item>
                <text:p text:style-name="P46">+1 to a specialty in an ability. May only affect Natural, Physical Abilities such as Athletics, Physique, Stealth, and Awareness.</text:p>
              </text:list-item>
            </text:list>
          </text:list-item>
          <text:list-item>
            <text:p text:style-name="P46">(+1, +2) Natural Weaponry</text:p>
            <text:list>
              <text:list-item>
                <text:p text:style-name="P46">+1 grants Unarmed and Light Weapons. Paired with subtle, this can be something like retractable claws.</text:p>
              </text:list-item>
              <text:list-item>
                <text:p text:style-name="P46">+2 grants Medium and Heavy natural Weapons. Cannot be paired with subtle.</text:p>
              </text:list-item>
            </text:list>
          </text:list-item>
          <text:list-item>
            <text:p text:style-name="P46">(+2) Non-Standard Movement. (wings, gas bladder, fins, wall-walking).</text:p>
          </text:list-item>
          <text:list-item>
            <text:p text:style-name="P46">(+1, +2) Environmental Adaptation.</text:p>
            <text:list>
              <text:list-item>
                <text:p text:style-name="P44">Grants adaptation to non-standard environments, like extreme cold.</text:p>
              </text:list-item>
            </text:list>
          </text:list-item>
        </text:list>
        <text:p text:style-name="P17"/>
        <text:h text:style-name="P30" text:outline-level="2">Banes</text:h>
        <text:list xml:id="list102042362791556" text:continue-numbering="true" text:style-name="WWNum1">
          <text:list-item>
            <text:p text:style-name="P46"><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44"><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25"/>
        <text:p text:style-name="P5"/>
        <text:h text:style-name="P30" text:outline-level="2">Example Mutations</text:h>
        <text:h text:style-name="P34" text:outline-level="3">Extra Arms (3)</text:h>
        <text:p text:style-name="P17"><text:span text:style-name="T3">Flurry Bonus (+2)<text:line-break/>Dexterous Limbs (+1)</text:span><text:line-break/>The character possesses more than the normal amount of arms.</text:p>
        <text:h text:style-name="P34" text:outline-level="3">Enhanced Sight (1)</text:h>
        <text:p text:style-name="P25">Specialty Bonus: Awareness (Vision)</text:p>
        <text:h text:style-name="P34" text:outline-level="3">Fins<text:span text:style-name="T3"> </text:span>(2)</text:h>
        <text:p text:style-name="P17"><text:span text:style-name="T3">Non-Standard Movement: </text:span>Swimming</text:p>
        <text:h text:style-name="P34" text:outline-level="3">Wings (2)</text:h>
        <text:p text:style-name="P17"><text:span text:style-name="T3">Non-Standard Movement: </text:span>Flying</text:p>
        <text:h text:style-name="P34" text:outline-level="3">Scales (1-3)</text:h>
        <text:p text:style-name="P25">Endurance Bonus </text:p>
        <text:h text:style-name="P34" text:outline-level="3">Tail (1)</text:h>
        <text:p text:style-name="P25">Specialty Bonus: Athletics (Balance)</text:p>
        <text:h text:style-name="P34" text:outline-level="3">Tail, Prehensile (2)</text:h>
        <text:p text:style-name="P25">Specialty Bonus: Athletics (Balance)<text:line-break/>Dexterous Limb(s)</text:p>
        <text:h text:style-name="P34" text:outline-level="3">Toxin Resistance (1)</text:h>
        <text:p text:style-name="P25">Speciality Bonus: Physique (Resistance)</text:p>
        <text:h text:style-name="P34" text:outline-level="3">Gills (Restrictive) (0)</text:h>
        <text:p text:style-name="P17"><text:span text:style-name="T3">Environmental Adaptation (+2)</text:span>: <text:span text:style-name="T3">Underwater<text:line-break/>Environmental Restriction (-2): Underwater</text:span></text:p>
        <text:p text:style-name="P17"/>
        <text:h text:style-name="P13" text:outline-level="2"/>
        <text:h text:style-name="P13" text:outline-level="2">Mutation (X)</text:h>
        <text:p text:style-name="P5">[[Might have a bit of a different thing for mutations than just pure points. <text:s/>Something like “You build the effect the mutation gives you. +1 DV is 2. Obvious -1.</text:p>
        <text:p text:style-name="P5">That or I spell out specific mutations. 3e Core has them priced way too high though.</text:p>
        <text:p text:style-name="P5"><text:soft-page-break/><text:s/>Low priority.]]</text:p>
        <text:p text:style-name="P5"/>
        <text:p text:style-name="P15">Sizes and their bonuses (will be with Lunars/Mutations): </text:p>
        <text:list xml:id="list102044244822714" text:continue-list="list102042926168557" text:style-name="Exalt_20_Dot">
          <text:list-item>
            <text:list>
              <text:list-item>
                <text:p text:style-name="P47"><text:span text:style-name="T7">Miniscule </text:span><text:span text:style-name="T8">+ </text:span><text:span text:style-name="T9">2</text:span><text:span text:style-name="T8">Evasion/Sneak, cannot use Strength, -</text:span><text:span text:style-name="T9">5</text:span><text:span text:style-name="T8"> Endurance. </text:span></text:p>
              </text:list-item>
              <text:list-item>
                <text:p text:style-name="P47"><text:span text:style-name="T7">Small</text:span><text:span text:style-name="T8"> +</text:span><text:span text:style-name="T9">1</text:span><text:span text:style-name="T8"> Evasion/Sneak, -1 Feats of Strength -</text:span><text:span text:style-name="T9">3</text:span><text:span text:style-name="T8"> Endurance</text:span></text:p>
              </text:list-item>
              <text:list-item>
                <text:p text:style-name="P48">Medium</text:p>
              </text:list-item>
              <text:list-item>
                <text:p text:style-name="P47"><text:span text:style-name="T7">Large </text:span><text:span text:style-name="T8">+</text:span><text:span text:style-name="T9">1</text:span><text:span text:style-name="T8"> Soak, -1 Fine Dexterity/Sneak, +</text:span><text:span text:style-name="T9">3</text:span><text:span text:style-name="T8"> End</text:span></text:p>
              </text:list-item>
              <text:list-item>
                <text:p text:style-name="P49"><text:span text:style-name="T10">Gigantic</text:span><text:span text:style-name="T11"> +</text:span><text:span text:style-name="T12">2</text:span><text:span text:style-name="T11"> Soak, No Fine Dexterity/Sneak, -2 Evasion, +</text:span><text:span text:style-name="T12">5</text:span><text:span text:style-name="T11"> End </text:span></text:p>
              </text:list-item>
              <text:list-item>
                <text:p text:style-name="P49"><text:span text:style-name="T10">Titanic</text:span><text:span text:style-name="T14"> </text:span><text:span text:style-name="T11">+</text:span><text:span text:style-name="T13">3 </text:span><text:span text:style-name="T11">Soak, +</text:span><text:span text:style-name="T12">1</text:span><text:span text:style-name="T11">0 End, Obvious, no Dex/Sneak, no Evasion</text:span> </text:p>
              </text:list-item>
            </text:list>
          </text:list-item>
        </text:list>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6T10:20:42.072000000</dc:date>
    <meta:editing-cycles>64</meta:editing-cycles>
    <dc:title>Merits</dc:title>
    <meta:editing-duration>PT2H29M5S</meta:editing-duration>
    <meta:generator>LibreOffice/7.0.4.2$Windows_X86_64 LibreOffice_project/dcf040e67528d9187c66b2379df5ea4407429775</meta:generator>
    <dc:creator>Samuel Smith</dc:creator>
    <meta:document-statistic meta:table-count="1" meta:image-count="0" meta:object-count="0" meta:page-count="4" meta:paragraph-count="152" meta:word-count="1912" meta:character-count="11541" meta:non-whitespace-character-count="9820"/>
  </office:meta>
</office:document-meta>
</file>